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fr" fo:country="FR" officeooo:paragraph-rsid="0010321d"/>
    </style:style>
    <style:style style:name="P2" style:family="paragraph" style:parent-style-name="Text_20_body">
      <style:text-properties fo:font-size="10pt" fo:language="fr" fo:country="FR" officeooo:rsid="0010321d" officeooo:paragraph-rsid="0010321d" style:font-size-asian="10pt" style:font-size-complex="10pt"/>
    </style:style>
    <style:style style:name="P3" style:family="paragraph" style:parent-style-name="Text_20_body">
      <style:text-properties fo:font-size="10pt" fo:language="fr" fo:country="FR" officeooo:paragraph-rsid="0010a276" style:font-size-asian="10pt" style:font-size-complex="10pt"/>
    </style:style>
    <style:style style:name="P4" style:family="paragraph" style:parent-style-name="Text_20_body">
      <style:text-properties fo:font-size="10pt" fo:language="fr" fo:country="FR" officeooo:paragraph-rsid="0018b5ce" style:font-size-asian="10pt" style:font-size-complex="10pt"/>
    </style:style>
    <style:style style:name="P5" style:family="paragraph" style:parent-style-name="Text_20_body">
      <style:text-properties fo:font-size="10pt" fo:language="fr" fo:country="FR" officeooo:paragraph-rsid="001c5ef3" style:font-size-asian="10pt" style:font-size-complex="10pt"/>
    </style:style>
    <style:style style:name="P6" style:family="paragraph" style:parent-style-name="Text_20_body">
      <style:text-properties officeooo:rsid="001c7246" officeooo:paragraph-rsid="001c7246"/>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1c7246" officeooo:paragraph-rsid="001c7246"/>
    </style:style>
    <style:style style:name="P9" style:family="paragraph" style:parent-style-name="Text_20_body">
      <style:text-properties officeooo:paragraph-rsid="0017d652"/>
    </style:style>
    <style:style style:name="P10" style:family="paragraph" style:parent-style-name="Text_20_body">
      <style:text-properties officeooo:paragraph-rsid="0018b5ce"/>
    </style:style>
    <style:style style:name="P11" style:family="paragraph" style:parent-style-name="Heading_20_1">
      <style:text-properties style:font-name="Liberation Sans" fo:font-size="18.2000007629395pt" fo:language="fr" fo:country="FR" fo:font-weight="bold" officeooo:rsid="0010a276" officeooo:paragraph-rsid="0010a276" style:font-name-asian="Noto Sans CJK SC Regular" style:font-size-asian="18.2000007629395pt" style:font-weight-asian="bold" style:font-name-complex="FreeSans" style:font-size-complex="18.2000007629395pt" style:font-weight-complex="bold"/>
    </style:style>
    <style:style style:name="P12" style:family="paragraph" style:parent-style-name="Heading_20_1">
      <style:text-properties fo:language="fr" fo:country="FR" officeooo:rsid="0010a276" officeooo:paragraph-rsid="0010a276"/>
    </style:style>
    <style:style style:name="P13" style:family="paragraph" style:parent-style-name="Heading_20_1">
      <style:text-properties fo:language="fr" fo:country="FR" officeooo:rsid="001637b0" officeooo:paragraph-rsid="001637b0"/>
    </style:style>
    <style:style style:name="P14" style:family="paragraph" style:parent-style-name="Heading_20_1">
      <style:text-properties fo:language="fr" fo:country="FR" officeooo:rsid="0018b5ce" officeooo:paragraph-rsid="0018b5ce"/>
    </style:style>
    <style:style style:name="P15" style:family="paragraph" style:parent-style-name="Heading_20_1">
      <style:text-properties fo:language="fr" fo:country="FR" officeooo:rsid="001c5ef3" officeooo:paragraph-rsid="001c5ef3"/>
    </style:style>
    <style:style style:name="P16" style:family="paragraph" style:parent-style-name="Heading_20_1">
      <style:text-properties fo:language="fr" fo:country="FR" officeooo:rsid="001c7246" officeooo:paragraph-rsid="001c7246"/>
    </style:style>
    <style:style style:name="T1" style:family="text">
      <style:text-properties officeooo:rsid="0010a276"/>
    </style:style>
    <style:style style:name="T2" style:family="text">
      <style:text-properties officeooo:rsid="001276a6"/>
    </style:style>
    <style:style style:name="T3" style:family="text">
      <style:text-properties officeooo:rsid="00147392"/>
    </style:style>
    <style:style style:name="T4" style:family="text">
      <style:text-properties officeooo:rsid="0017d652"/>
    </style:style>
    <style:style style:name="T5" style:family="text">
      <style:text-properties officeooo:rsid="0018b5ce"/>
    </style:style>
    <style:style style:name="T6" style:family="text">
      <style:text-properties officeooo:rsid="001987c7"/>
    </style:style>
    <style:style style:name="T7" style:family="text">
      <style:text-properties officeooo:rsid="0019d395"/>
    </style:style>
    <style:style style:name="T8" style:family="text">
      <style:text-properties officeooo:rsid="001b6835"/>
    </style:style>
    <style:style style:name="T9" style:family="text">
      <style:text-properties officeooo:rsid="001c5ef3"/>
    </style:style>
    <style:style style:name="T10" style:family="text">
      <style:text-properties officeooo:rsid="001c7246"/>
    </style:style>
    <style:style style:name="T11" style:family="text">
      <style:text-properties officeooo:rsid="001defd1"/>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1defd1" style:font-size-asian="10pt" style:font-size-complex="10pt"/>
    </style:style>
    <style:style style:name="T14" style:family="text">
      <style:text-properties fo:font-size="10pt" fo:language="fr" fo:country="FR" officeooo:rsid="0017d652" style:font-size-asian="10pt" style:font-size-complex="10pt"/>
    </style:style>
    <style:style style:name="T15" style:family="text">
      <style:text-properties fo:font-size="10pt" fo:language="fr" fo:country="FR" officeooo:rsid="0018b5ce" style:font-size-asian="10pt" style:font-size-complex="10pt"/>
    </style:style>
    <style:style style:name="T16" style:family="text">
      <style:text-properties fo:font-size="10pt" fo:language="fr" fo:country="FR" officeooo:rsid="00219b41" style:font-size-asian="10pt" style:font-size-complex="10pt"/>
    </style:style>
    <style:style style:name="T17" style:family="text">
      <style:text-properties fo:font-size="10pt" fo:language="fr" fo:country="FR" officeooo:rsid="001f9dad" style:font-size-asian="10pt" style:font-size-complex="10pt"/>
    </style:style>
    <style:style style:name="T18" style:family="text">
      <style:text-properties fo:font-size="10pt" fo:language="fr" fo:country="FR" officeooo:rsid="001987c7" style:font-size-asian="10pt" style:font-size-complex="10pt"/>
    </style:style>
    <style:style style:name="T19" style:family="text">
      <style:text-properties officeooo:rsid="001f9dad"/>
    </style:style>
    <style:style style:name="T20" style:family="text">
      <style:text-properties officeooo:rsid="00219b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7<text:span text:style-name="T11"> – </text:span>Créez GrandPy Bot,</text:p>
      <text:p text:style-name="P1">le papy-robot</text:p>
      <text:p text:style-name="P7"/>
      <text:h text:style-name="P11" text:outline-level="1">Objectifs et contraintes</text:h>
      <text:p text:style-name="P2">L’objectif était de créer un site web sous Flask permettant de simuler une petite discussion avec un grand-père sous un modèle bien précis<text:span text:style-name="T11"> :</text:span> L’enfant doit poser une question <text:span text:style-name="T20">sur un endroit à trouver </text:span>dans un langage humain correct et le grand-père doit lui répondre en :<text:line-break/>1 – Affichant une carte Google Map pour indiquer l’endroit.<text:line-break/>2 – Indiquer l’adresse du lieu et afficher un petit texte tiré de wikipedia sur le lieu indiqué.</text:p>
      <text:p text:style-name="P2">Un second objectif (mais pas secondaire) était de créer des tests unitaires cohérents. Le <text:span text:style-name="T11">développement</text:span> devant se faire en mode Test Driven Developpement et les tests devant utiliser les mocks pour tester les API.</text:p>
      <text:p text:style-name="P2"/>
      <text:p text:style-name="P2">Les contraintes principales <text:span text:style-name="T11">étaient</text:span> de ne pas recharger la page entre la question et l’affichage des réponses (→ Utilisation d’Ajax et de Javascript) et d’avoir un site responsive utilisable sur smartphone. <text:span text:style-name="T1">Outre la contrainte des tests il est évident que les réponses du grand-père doivent être cohérent</text:span><text:span text:style-name="T20">es</text:span><text:span text:style-name="T1"> par rapport à la question posée.</text:span></text:p>
      <text:h text:style-name="P12" text:outline-level="1">Le Front-end</text:h>
      <text:p text:style-name="P3"><text:span text:style-name="T1">J’ai choisi de faire une interface graphique un peu plus riche que celle demandée dans l’énoncé</text:span><text:span text:style-name="T11"> :</text:span><text:span text:style-name="T1"> Un</text:span><text:span text:style-name="T11">e</text:span><text:span text:style-name="T1"> barre de navigation basique, une page de garde, un about très “boogy-woogy” et le choix de l’API d’affichage de la carte </text:span><text:span text:style-name="T20">par l’utilisateur</text:span><text:span text:style-name="T1">. En effet, si pour la recherche des coordonnées je me suis basé sur l’API de Google </text:span><text:span text:style-name="T20">que j’ai trouvée </text:span><text:span text:style-name="T1">plus simple à utiliser </text:span><text:span text:style-name="T20">et plus fiable</text:span><text:span text:style-name="T1">, j’ai chois</text:span><text:span text:style-name="T3">i</text:span><text:span text:style-name="T1"> de proposer à l’utilisateur d’afficher la map soit par Goole Map </text:span><text:span text:style-name="T3">soit </text:span><text:span text:style-name="T1">par OppenStreetMap. Ce choix se fait via un menu déroulant dans la barre de navigation. A noter que le choix de l’un ou l’autre impose un rechargement de la page afin de charger les bonnes libs (le fait de charger les </text:span><text:span text:style-name="T3">2</text:span><text:span text:style-name="T1"> systématiquement ralentissait trop la navigation à mon </text:span><text:span text:style-name="T11">goût</text:span><text:span text:style-name="T1">) et utilise pour cela Ajax.<text:line-break/>Les 3 grandes parties de la page (header, body et footer) sont 3 templates </text:span><text:span text:style-name="T11">différents</text:span><text:span text:style-name="T1"> réunis </text:span><text:span text:style-name="T2">et modifiés </text:span><text:span text:style-name="T11">grâce</text:span><text:span text:style-name="T2"> aux </text:span><text:span text:style-name="T11">systèmes</text:span><text:span text:style-name="T4"> d’</text:span><text:span text:style-name="T2">extends et de block</text:span><text:span text:style-name="T4">s</text:span><text:span text:style-name="T2"> de Jinja2 (moteur de templates de Flask).</text:span><text:span text:style-name="T1"><text:line-break/>Pour ce que est de la partie script j’ai opté pour jQuery, le côté responsive étant géré avec Bootstrap.<text:line-break/></text:span><text:span text:style-name="T3">En passant en mode “Smartphone”, le menu About ainsi que la date et l’heure affichée à gauche disparaissent. Il en est de même pour le footer. Les petits personnages passent systématiquement </text:span><text:span text:style-name="T11">au-dessus</text:span><text:span text:style-name="T3"> de leur</text:span><text:span text:style-name="T4">s</text:span><text:span text:style-name="T3"> ‘input’ </text:span><text:span text:style-name="T4">respectifs</text:span><text:span text:style-name="T3"> et la police est </text:span><text:span text:style-name="T11">réduite.</text:span></text:p>
      <text:h text:style-name="P13" text:outline-level="1">Le Back-end</text:h>
      <text:p text:style-name="P9"><text:span text:style-name="T14">Le backend est bien entendu géré par Flask et python. Il se </text:span><text:span text:style-name="T13">découpe</text:span><text:span text:style-name="T14"> en 3 grandes parties : <text:line-break/>- Les templates : Comme dit plus haut le système des templates est basé sur les extends et le système de blocks de Jinja2. L’utilisation des variables permet de ne pas charger le JS de google map si l’utilisateur souhaite avoir une map OSM et inversement. <text:line-break/>- Le “main” : Dans le </text:span><text:span text:style-name="T13">répertoire</text:span><text:span text:style-name="T14"> papybot du projet les fichiers main.py et __init__.py permettent juste l’initialisation du </text:span><text:soft-page-break/><text:span text:style-name="T14">projet. Les routes </text:span><text:span text:style-name="T13">sont-elles</text:span><text:span text:style-name="T15"> dans le fichier “views.py”. Ce fichier contient aussi le traitement des retours Ajax que ce soit pour le traitement de la question posée a</text:span><text:span text:style-name="T16">ou </text:span><text:span text:style-name="T15">pour le changement de map. </text:span><text:span text:style-name="T13">Les données renvoyées au front-end sont </text:span><text:span text:style-name="T16">au format</text:span><text:span text:style-name="T13"> JSON</text:span><text:span text:style-name="T15"><text:line-break/>- Les classes</text:span><text:span text:style-name="T13"> :</text:span><text:span text:style-name="T15"> Dans le </text:span><text:span text:style-name="T13">répertoire</text:span><text:span text:style-name="T15"> utils : query.py va contenir la Classe Query qui va gérer la question posée (parser). Le fichier api.py va quant à lui contenir 3 classes</text:span><text:span text:style-name="T13"> :</text:span><text:span text:style-name="T15"> 1 classe Api (classe mère) et 2 classes ApiGoogle et ApiWiki qui vont gérer les 2 API.</text:span></text:p>
      <text:h text:style-name="P14" text:outline-level="1">Algorithmes</text:h>
      <text:p text:style-name="P10"><text:span text:style-name="T12">- </text:span><text:span text:style-name="T15">Parser</text:span><text:span text:style-name="T17"> :</text:span><text:span text:style-name="T15"> La classe parser prend pour </text:span><text:span text:style-name="T13">paramètre</text:span><text:span text:style-name="T15"> la question telle qu’elle est posée. Nous </text:span><text:span text:style-name="T13">allons</text:span><text:span text:style-name="T15"> dans 1 </text:span><text:span text:style-name="T16">premier </text:span><text:span text:style-name="T15">temps, supprimer la ponctuation, les ac</text:span><text:span text:style-name="T13">c</text:span><text:span text:style-name="T15">ents et les </text:span><text:span text:style-name="T13">éventuels</text:span><text:span text:style-name="T15"> caractères “bizarres”. Nous disposons de 2 fichiers json contenant pour l’un une base de stopwords venant d’Internet et pour l’autre une liste de stopwords personnels. </text:span><text:span text:style-name="T16">La classe retourne </text:span><text:span text:style-name="T18">la liste des mots qui ne sont dans aucune des 2 listes.</text:span></text:p>
      <text:p text:style-name="P4">- <text:span text:style-name="T6">API</text:span><text:span text:style-name="T19"> :</text:span><text:span text:style-name="T6"> Une </text:span><text:span text:style-name="T11">classe</text:span><text:span text:style-name="T6"> mère API qui va contenir dans son init la récupération de la query parsée.<text:line-break/><text:tab/>- </text:span><text:span text:style-name="T7">La class </text:span><text:span text:style-name="T8">Gooapi (Api Google)</text:span><text:span text:style-name="T7"> : va </text:span><text:span text:style-name="T11">interroger</text:span><text:span text:style-name="T7"> Google via son api et la fonction “</text:span><text:span text:style-name="T8">findplacefromtext” le retour (si tout se passe bien) est parsé et seuls les </text:span><text:span text:style-name="T11">éléments</text:span><text:span text:style-name="T8"> </text:span><text:span text:style-name="T11">intéressants</text:span><text:span text:style-name="T8"> (nom, latitude, longitude…) sont </text:span><text:span text:style-name="T20">ret</text:span><text:span text:style-name="T11">ournés</text:span><text:span text:style-name="T8"> sous forme de dictionnaire<text:line-break/><text:tab/>- La class WikiApi (Api wiki)</text:span><text:span text:style-name="T11"> :</text:span><text:span text:style-name="T8"> Prend en </text:span><text:span text:style-name="T11">paramètre</text:span><text:span text:style-name="T8"> le nom renvoyé par Google afin d’avoir une recherche plus fiable. Wiki est interrogé en 2 temps. Dans un 1er temps, l’utilisation de la fonction “list=search” permet de trouver un pageid. C’est ce pageid qui est utilisé pour </text:span><text:span text:style-name="T11">retrouver</text:span><text:span text:style-name="T8"> un extract des 3 premières phrase de la page qui nous </text:span><text:span text:style-name="T11">intéresse</text:span><text:span text:style-name="T8"> et </text:span><text:span text:style-name="T20">q</text:span><text:span text:style-name="T8">ui permet aussi de construire l’URL mise dans la réponse. </text:span><text:span text:style-name="T11">Les éléments sont là aussi retournés sous forme de dictionnaire</text:span></text:p>
      <text:h text:style-name="P15" text:outline-level="1">Tests</text:h>
      <text:p text:style-name="P5"><text:span text:style-name="T9">Les tests ont été effectués avec la librairie Pytest. Les 2 premiers tests permettent de tester si la page d’index renvoi bien un code 200 et si une </text:span><text:span text:style-name="T11">page</text:span><text:span text:style-name="T9"> </text:span><text:span text:style-name="T11">quelconque</text:span><text:span text:style-name="T9"> renvoi bien un code 404. Le test suivant consiste à tester le parser en instanciant la classe avec une phrase définie et en validant que la réponse soit bien celle souhaitée. Les tests suivant</text:span><text:span text:style-name="T10">s</text:span><text:span text:style-name="T9"> vont </text:span><text:span text:style-name="T10">porter sur </text:span><text:span text:style-name="T9">les 2 api </text:span><text:span text:style-name="T10">et </text:span><text:span text:style-name="T9"><text:s/>sur le même principe</text:span><text:span text:style-name="T11"> :</text:span><text:span text:style-name="T9"> La fonction requests.get est mockée </text:span><text:span text:style-name="T10">grâce à la fixture monkeypatch de pytest. </text:span></text:p>
      <text:h text:style-name="P16" text:outline-level="1"><text:span text:style-name="T11">Déploiement</text:span> et liens</text:h>
      <text:p text:style-name="P6"><text:span text:style-name="T12">Le déploiement a été effectué sur la plateforme Heroku.<text:line-break/>Lien du site</text:span><text:span text:style-name="T13"> :</text:span><text:span text:style-name="T12"> </text:span><text:a xlink:type="simple" xlink:href="https://jmlm-p7papybot.herokuapp.com/" text:style-name="Internet_20_link" text:visited-style-name="Visited_20_Internet_20_Link"><text:span text:style-name="T12">https://jmlm-p7papybot.herokuapp.com/</text:span></text:a></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3.2$Linux_X86_64 LibreOffice_project/40$Build-2</meta:generator>
    <meta:editing-cycles>0</meta:editing-cycles>
    <meta:editing-duration>P0D</meta:editing-duration>
    <meta:document-statistic meta:table-count="0" meta:image-count="0" meta:object-count="0" meta:page-count="2" meta:paragraph-count="17" meta:word-count="893" meta:character-count="5239" meta:non-whitespace-character-count="4354"/>
  </office:meta>
</office:document-meta>
</file>